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22c1ca" officeooo:paragraph-rsid="0022c1ca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22e290" officeooo:paragraph-rsid="0022e290"/>
    </style:style>
    <style:style style:name="P4" style:family="paragraph" style:parent-style-name="Standard">
      <style:paragraph-properties fo:text-align="center" style:justify-single-word="false"/>
      <style:text-properties officeooo:paragraph-rsid="001b2055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officeooo:rsid="0021936b" officeooo:paragraph-rsid="0021936b"/>
    </style:style>
    <style:style style:name="T1" style:family="text">
      <style:text-properties officeooo:rsid="00242318"/>
    </style:style>
    <style:style style:name="T2" style:family="text">
      <style:text-properties style:font-name="DejaVu Sans Condensed" fo:font-weight="bold" officeooo:rsid="0024c727" style:font-weight-asian="bold" style:font-weight-complex="bold"/>
    </style:style>
    <style:style style:name="T3" style:family="text">
      <style:text-properties style:font-name="DejaVu Sans Condensed" fo:font-weight="bold" officeooo:rsid="001c188a" style:font-weight-asian="bold" style:font-weight-complex="bold"/>
    </style:style>
    <style:style style:name="T4" style:family="text">
      <style:text-properties style:font-name="DejaVu Sans Condensed" fo:font-weight="bold" officeooo:rsid="001b2055" style:font-weight-asian="bold" style:font-weight-complex="bold"/>
    </style:style>
    <style:style style:name="T5" style:family="text">
      <style:text-properties style:font-name="DejaVu Sans Condensed" fo:font-weight="bold" officeooo:rsid="0024d7ba" style:font-weight-asian="bold" style:font-weight-complex="bold"/>
    </style:style>
    <style:style style:name="T6" style:family="text">
      <style:text-properties officeooo:rsid="0024d7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061</text:span><text:span text:style-name="T3"> - </text:span><text:span text:style-name="T4">Notes, Quirks, and Trivia</text:span></text:p>
      <text:p text:style-name="P1"/>
      <text:list xml:id="list120144619" text:style-name="L1">
        <text:list-item>
          <text:p text:style-name="P5">Cannons have approx 9 seconds of firing time.</text:p>
        </text:list-item>
      </text:list>
      <text:p text:style-name="P2">Bugs, <text:span text:style-name="T1">beta 4</text:span>:</text:p>
      <text:p text:style-name="P2">Left wheel is not animated (doesn't roll on the ground).</text:p>
      <text:p text:style-name="P2">Stick clips into the cockpit at full forward.</text:p>
      <text:p text:style-name="P3">Function Knob mapping buttons don't allow selecting CMPTR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1:16:45.749000000</dc:date>
    <meta:editing-duration>PT18H32M3S</meta:editing-duration>
    <meta:editing-cycles>2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" meta:word-count="44" meta:character-count="249" meta:non-whitespace-character-count="212"/>
  </office:meta>
</office:document-meta>
</file>